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2000000900001AAB000006B94475CBCF.svm" manifest:media-type=""/>
  <manifest:file-entry manifest:full-path="Pictures/2000000900003BA3000037EB853D3A45.svm" manifest:media-type=""/>
  <manifest:file-entry manifest:full-path="Pictures/2000000900000811000003EE9884EEEB.svm" manifest:media-type=""/>
  <manifest:file-entry manifest:full-path="Pictures/200000090000115E000008B0BD210798.svm" manifest:media-type=""/>
  <manifest:file-entry manifest:full-path="Pictures/20000009000050B9000032F5605A458B.svm" manifest:media-type=""/>
  <manifest:file-entry manifest:full-path="Pictures/20000009000021E70000166EC3C1A01E.svm" manifest:media-type=""/>
  <manifest:file-entry manifest:full-path="Pictures/2000000900002A120000052C57BEBBCB.svm" manifest:media-type=""/>
  <manifest:file-entry manifest:full-path="Pictures/200000090000357000001A2751AC1F4C.svm" manifest:media-type=""/>
  <manifest:file-entry manifest:full-path="Pictures/2000000900001EE80000166EC3B216D5.svm" manifest:media-type=""/>
  <manifest:file-entry manifest:full-path="Pictures/2000000900003F5C00002F3CCC657D1A.svm" manifest:media-type=""/>
  <manifest:file-entry manifest:full-path="Pictures/200000090000115E000008B0D69A0FF0.svm" manifest:media-type=""/>
  <manifest:file-entry manifest:full-path="Pictures/20000009000013A4000005B0073C4030.svm" manifest:media-type=""/>
  <manifest:file-entry manifest:full-path="Pictures/2000000900007F890000431470AF27A9.svm" manifest:media-type=""/>
  <manifest:file-entry manifest:full-path="Pictures/2000000900000B45000004732829D51D.svm" manifest:media-type=""/>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5.666cm" style:rel-column-width="21845*"/>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style:text-underline-style="solid" style:text-underline-width="auto" style:text-underline-color="font-color" fo:font-weight="bold" style:font-weight-asian="bold" style:font-weight-complex="bold"/>
    </style:style>
    <style:style style:name="P6" style:family="paragraph" style:parent-style-name="Standard">
      <style:text-properties fo:language="bg" fo:country="BG" fo:background-color="transparent"/>
    </style:style>
    <style:style style:name="P7" style:family="paragraph" style:parent-style-name="Standard">
      <style:paragraph-properties fo:text-align="center" style:justify-single-word="false"/>
      <style:text-properties fo:language="bg" fo:country="BG"/>
    </style:style>
    <style:style style:name="P8"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10" style:family="paragraph" style:parent-style-name="Standard">
      <style:paragraph-properties fo:text-align="center" style:justify-single-word="false"/>
      <style:text-properties fo:font-weight="bold" style:font-weight-asian="bold" style:font-weight-complex="bold"/>
    </style:style>
    <style:style style:name="P11" style:family="paragraph" style:parent-style-name="Standard">
      <style:paragraph-properties style:border-line-width-bottom="0.035cm 0.035cm 0.025cm" fo:padding="0.074cm" fo:border-left="none" fo:border-right="none" fo:border-top="none" fo:border-bottom="2.69pt double #000000" style:join-border="false"/>
      <style:text-properties fo:language="bg" fo:country="BG"/>
    </style:style>
    <style:style style:name="P12" style:family="paragraph" style:parent-style-name="Standard">
      <style:paragraph-properties fo:text-align="center" style:justify-single-word="false" style:border-line-width-bottom="0.035cm 0.035cm 0.025cm" fo:padding="0.074cm"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15" style:family="paragraph" style:parent-style-name="Standard">
      <style:text-properties fo:language="bg" fo:country="BG"/>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Heading_20_3">
      <style:text-properties fo:language="bg" fo:country="BG"/>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fo:language="bg" fo:country="BG" officeooo:paragraph-rsid="001f2376"/>
    </style:style>
    <style:style style:name="P22" style:family="paragraph" style:parent-style-name="Text_20_body">
      <style:text-properties officeooo:paragraph-rsid="001f2376"/>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background-color="#ff0000" loext:char-shading-value="0"/>
    </style:style>
    <style:style style:name="T4" style:family="text">
      <style:text-properties style:use-window-font-color="true" fo:language="en" fo:country="US" fo:background-color="#ff0000" loext:char-shading-value="0"/>
    </style:style>
    <style:style style:name="T5" style:family="text">
      <style:text-properties fo:language="en" fo:country="US"/>
    </style:style>
    <style:style style:name="T6" style:family="text">
      <style:text-properties fo:language="en" fo:country="US" fo:background-color="#ff0000" loext:char-shading-value="0"/>
    </style:style>
    <style:style style:name="T7" style:family="text">
      <style:text-properties fo:language="bg" fo:country="BG"/>
    </style:style>
    <style:style style:name="T8" style:family="text">
      <style:text-properties officeooo:rsid="002065d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БЪЛГАРСКА <text:s/>АКАДЕМИЯ <text:s/>НА <text:s/>НАУКИТЕ</text:p>
      <text:p text:style-name="P2"/>
      <text:p text:style-name="P8">ИНСТИТУТ ПО ИНФОРМАЦИОННИ </text:p>
      <text:p text:style-name="P12">И КОМУНИКАЦИОННИ ТЕХНОЛОГИИ</text:p>
      <text:p text:style-name="P2"/>
      <text:p text:style-name="P2"/>
      <text:p text:style-name="P9">Д И С Е Р Т А Ц И Я</text:p>
      <text:p text:style-name="P10">ЗА ПРИСЪЖДАНЕ НА ОБРАЗОВАТЕЛНА </text:p>
      <text:p text:style-name="P10">И НАУЧНА СТЕПЕН „ДОКТОР“</text:p>
      <text:p text:style-name="P2"/>
      <text:p text:style-name="P2"/>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2"/>
      <text:p text:style-name="P2"/>
      <text:p text:style-name="P5">Научна специалност:</text:p>
      <text:p text:style-name="P3">01.01.12 „Информатика“</text:p>
      <text:p text:style-name="P2"/>
      <text:p text:style-name="P2"/>
      <text:p text:style-name="P2"><text:span text:style-name="T2">Докторант:</text:span><text:tab/><text:tab/><text:tab/><text:tab/><text:tab/><text:span text:style-name="T2">Научен ръководите:</text:span></text:p>
      <text:p text:style-name="P2"><text:span text:style-name="T1">инж. Тодор Димитров Балабанов</text:span><text:tab/><text:tab/><text:span text:style-name="T1">доц. д-р Красимира Борисова Генова</text:span></text:p>
      <text:p text:style-name="P2"/>
      <text:p text:style-name="P2"/>
      <text:p text:style-name="P11"/>
      <text:p text:style-name="P4">София, 201<text:span text:style-name="T5">5</text:span>г.</text:p>
      <text:h text:style-name="P20" text:outline-level="1"><text:bookmark-start text:name="__RefHeading__144_63795308"/>Съдържание<text:bookmark-end text:name="__RefHeading__144_63795308"/></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text:a xlink:type="simple" xlink:href="#__RefHeading__144_63795308" text:style-name="Index_20_Link" text:visited-style-name="Index_20_Link">Съдържание<text:tab/>2</text:a></text:p>
          <text:p text:style-name="P19"><text:a xlink:type="simple" xlink:href="#__RefHeading__146_63795308" text:style-name="Index_20_Link" text:visited-style-name="Index_20_Link">Увод<text:tab/>3</text:a></text:p>
          <text:p text:style-name="P19"><text:a xlink:type="simple" xlink:href="#__RefHeading__148_63795308" text:style-name="Index_20_Link" text:visited-style-name="Index_20_Link">Глава 1 - Обзор<text:tab/>5</text:a></text:p>
          <text:p text:style-name="P19"><text:a xlink:type="simple" xlink:href="#__RefHeading__150_63795308" text:style-name="Index_20_Link" text:visited-style-name="Index_20_Link">Глава 2 - Модел<text:tab/>26</text:a></text:p>
          <text:p text:style-name="P16"><text:a xlink:type="simple" xlink:href="#__RefHeading__2955_724005782" text:style-name="Index_20_Link" text:visited-style-name="Index_20_Link"><text:s/>2.1 Дефиниция на задачата<text:tab/>26</text:a></text:p>
          <text:p text:style-name="P16"><text:a xlink:type="simple" xlink:href="#__RefHeading__2957_724005782" text:style-name="Index_20_Link" text:visited-style-name="Index_20_Link"><text:s/>2.2 Времеви редове<text:tab/>27</text:a></text:p>
          <text:p text:style-name="P16"><text:a xlink:type="simple" xlink:href="#__RefHeading__2959_724005782" text:style-name="Index_20_Link" text:visited-style-name="Index_20_Link"><text:s/>2.3 Изкуствени невронни мрежи<text:tab/>28</text:a></text:p>
          <text:p text:style-name="P16"><text:a xlink:type="simple" xlink:href="#__RefHeading__2961_724005782" text:style-name="Index_20_Link" text:visited-style-name="Index_20_Link"><text:s/>2.4 Диференциална еволюция<text:tab/>29</text:a></text:p>
          <text:p text:style-name="P16"><text:a xlink:type="simple" xlink:href="#__RefHeading__2963_724005782" text:style-name="Index_20_Link" text:visited-style-name="Index_20_Link"><text:s/>2.5 Изчисления в разпределена среда<text:tab/>30</text:a></text:p>
          <text:p text:style-name="P16"><text:a xlink:type="simple" xlink:href="#__RefHeading__2965_724005782" text:style-name="Index_20_Link" text:visited-style-name="Index_20_Link"><text:s/>2.6 Система за прогнозиран<text:tab/>31</text:a></text:p>
          <text:p text:style-name="P18"><text:a xlink:type="simple" xlink:href="#__RefHeading__3314_724005782" text:style-name="Index_20_Link" text:visited-style-name="Index_20_Link"><text:s/>2.6.1 Структура на ИНМ<text:tab/>35</text:a></text:p>
          <text:p text:style-name="P18"><text:a xlink:type="simple" xlink:href="#__RefHeading__3316_724005782" text:style-name="Index_20_Link" text:visited-style-name="Index_20_Link"><text:s/>2.6.2 Изчисления от входа към изхода<text:tab/>38</text:a></text:p>
          <text:p text:style-name="P18"><text:a xlink:type="simple" xlink:href="#__RefHeading__3318_724005782" text:style-name="Index_20_Link" text:visited-style-name="Index_20_Link"><text:s/>2.6.3 Манипулация на теглата в ИНМ с ДЕ<text:tab/>39</text:a></text:p>
          <text:p text:style-name="P18"><text:a xlink:type="simple" xlink:href="#__RefHeading__3320_724005782" text:style-name="Index_20_Link" text:visited-style-name="Index_20_Link"><text:s/>2.6.4 Представяне на входните и изходните данни<text:tab/>42</text:a></text:p>
          <text:p text:style-name="P18"><text:a xlink:type="simple" xlink:href="#__RefHeading__1941_564051341" text:style-name="Index_20_Link" text:visited-style-name="Index_20_Link"><text:s/>2.6.5 Оценка на индивидите в популацията<text:tab/>43</text:a></text:p>
          <text:p text:style-name="P18"><text:a xlink:type="simple" xlink:href="#__RefHeading__1943_564051341" text:style-name="Index_20_Link" text:visited-style-name="Index_20_Link"><text:s/>2.6.6 Хибридна реализация с ДЕ и ОРГ<text:tab/>45</text:a></text:p>
          <text:p text:style-name="P18"><text:a xlink:type="simple" xlink:href="#__RefHeading__1945_564051341" text:style-name="Index_20_Link" text:visited-style-name="Index_20_Link"><text:s/>2.6.7 Обучение на ИНМ с ДЕ в ИРС<text:tab/>46</text:a></text:p>
          <text:p text:style-name="P19"><text:a xlink:type="simple" xlink:href="#__RefHeading___Toc1979_1885221179" text:style-name="Index_20_Link" text:visited-style-name="Index_20_Link">Глава 3 -. Приложна реализация<text:tab/>48</text:a></text:p>
          <text:p text:style-name="P19"><text:a xlink:type="simple" xlink:href="#__RefHeading__152_63795308" text:style-name="Index_20_Link" text:visited-style-name="Index_20_Link">Глава 4 - Експериментални резултати<text:tab/>49</text:a></text:p>
          <text:p text:style-name="P19"><text:a xlink:type="simple" xlink:href="#__RefHeading__156_63795308" text:style-name="Index_20_Link" text:visited-style-name="Index_20_Link">Приноси<text:tab/>51</text:a></text:p>
          <text:p text:style-name="P19"><text:a xlink:type="simple" xlink:href="#__RefHeading__158_63795308" text:style-name="Index_20_Link" text:visited-style-name="Index_20_Link">Заключение<text:tab/>52</text:a></text:p>
          <text:p text:style-name="P19"><text:a xlink:type="simple" xlink:href="#__RefHeading__160_63795308" text:style-name="Index_20_Link" text:visited-style-name="Index_20_Link">Библиография<text:tab/>54</text:a></text:p>
          <text:p text:style-name="P19"><text:a xlink:type="simple" xlink:href="#__RefHeading__162_63795308" text:style-name="Index_20_Link" text:visited-style-name="Index_20_Link">Списък с публикациите по дисертационната работа<text:tab/>87</text:a></text:p>
          <text:p text:style-name="P16"><text:a xlink:type="simple" xlink:href="#__RefHeading__725_533363062" text:style-name="Index_20_Link" text:visited-style-name="Index_20_Link"><text:s/>Цитирания и реферирания<text:tab/>87</text:a></text:p>
          <text:p text:style-name="P16"><text:a xlink:type="simple" xlink:href="#__RefHeading__727_533363062" text:style-name="Index_20_Link" text:visited-style-name="Index_20_Link"><text:s/>Участия с доклади на конференции с международно участие<text:tab/>87</text:a></text:p>
        </text:index-body>
      </text:table-of-content>
      <text:p text:style-name="P2"/>
      <text:h text:style-name="P20" text:outline-level="1"><text:bookmark-start text:name="__RefHeading__146_63795308"/>Увод<text:bookmark-end text:name="__RefHeading__146_63795308"/></text:h>
      <text:p text:style-name="P2"/>
      <text:p text:style-name="P2"><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text:span text:style-name="T3">Цитат!</text:span> Прогнозирането на времеви редове се подрежда на <text:span text:style-name="T4">X</text:span> място (от <text:span text:style-name="T6">Y</text:span> възможни) по приоритет в изследователските направления на научната дисциплина <text:span text:style-name="T3">„“</text:span>. Задачите за прогнозиране на времеви редове могат да бъдат разделени на <text:span text:style-name="T6">Z</text:span><text:span text:style-name="T5"> </text:span>отделни класа, в зависимост от тяхната <text:span text:style-name="T3">формална</text:span> постановка. <text:span text:style-name="T3">Разглеждане на различните класове!</text:span></text:p>
      <text:p text:style-name="P2"/>
      <text:p text:style-name="P2"><text:tab/>В дисертационната работа се разглеждат проблеми от <text:span text:style-name="T6">N-</text:span><text:span text:style-name="T3">тия</text:span> клас, а именно със задачи за прогнозиране на времеви редове <text:span text:style-name="T3">от валутните пазари</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5">N </text:span>на брой точки в двумерното пространство могат да се прекарат безкраен брой криви <text:span text:style-name="T3">Цитат!</text:span>,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5">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еи или вероятностни <text:soft-page-break/>(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евристичните методи спадат популационн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рограмни системи за решаване на задачи от прогнозирането на времеви редове, като са очертани перспективите на бъдещото им развити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6">M</text:span><text:span text:style-name="T5">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а на работа с разработената експериментална програмна система за прогнозиране на времеви редове. В заключението са изложени основните научни и научно-приложни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P20" text:outline-level="1"><text:bookmark-start text:name="__RefHeading__148_63795308"/>Глава 1 - Обзор<text:bookmark-end text:name="__RefHeading__148_63795308"/></text:h>
      <text:p text:style-name="P2"/>
      <text:p text:style-name="P2"><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text:p>
      <text:p text:style-name="P2"/>
      <text:p text:style-name="P2"><text:tab/>Многослойна ИНМ, теглата на която се търсят с ГА. Прави се сравнение с ОРГ и се показва ефективността на ГА пред ОРГ. Има изследване на различни ГА операции. Добра статия за обосноваване в дисертацията.[DMLD1989] ГА за избор на топология, на ИНМ и избор на параметри за обучение. При много неврони в скрития слой може да се получи овърфит на данните.[CHSL199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JORI1991] Много добре описана статия за разпределено обучение на ИНМ с ГА, като се оптимизира както топологията, така и теглата. Има и доказани теореми.[SOMF1992] 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ZHM1993] Разпределени генетични алгоритми за обучение на фронтални изкуствени невронни мрежи.[ERFO1993] <text:soft-page-break/>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MAMA1995] Мрежи с обратно разпространение на грешката за прогнозиране на парите, налични в банкоматите. Използва се плъзгащ прозоред върху множеството от входни данни.[RSKP1995] Генетичен алгоритъм, който работи над топологията използвана в изкуствената невронна мрежа.[PCJM1996a] Пълоно-свързана изкуствена невронна мрежа обучавана с генетичен алгоритъм и обратно разпространение на грешката. Експериментите са на езиците С и Пролог.[PCJM1996b] ГА което оптимизира група от правила и реално се развива експертна система, без да има експерт.[SMGM1996] Обяснения за проведено обучение по ИНМ или ГА за прогнозиране на времеви редове. Обсъждат се проблемите на овърфитинга.[ANWE1997] С генетичен алгоритъм се избират параметри на мрежата (тип мрежа, топология на мрежа, тренировъчно множество и други важни параметри).[BLLE1997] Много добре описана статия за разпределено обучение на ИНМ с ГА, като се оптимизира както топологията, така и теглата. Има и доказани теореми.[JERI1997] Оптимизация на топологията и параметрите на ИНМ с ГА и контекстно свободна граматика (граматична еволюция).[XYYL1997] Табу търсене за оптимизация на ИНМ, но не става ясно кои параметри на ИНМ са оптимизирани точно.[RSBA1998] Обучение на ИНМ с фиксирана структура, които са или еднопосочни или рекурентни. ГА оптимизира как да се променят теглата и биасите, но не самите тегла и биаси.[JRVC1998]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text:soft-page-break/>корекция на теглата).[IDAD1998] Обобщен авторегресивен условен подбор на случайни променливи за захранване на ИНМ с данни.[JSKU1998] Използва се ДЕ за обучение на ИНМ, но теглата са само цели числа. Тестовете са направени над три общо известни проблема от обучението на ИНМ.[VPDS1998a] Хибридна оптимизация с локално търсене и клетъчен генетичен алгоритъм за обучение на рекурентни ИНМ. Тегната на ИНМ се кодират в ГА.[VPDS1998b] Предложен е хибриден метод за оптимизация, който се базира на GMDH и GA. Търси се първо оптимална стойност за броя на невроните в скрития слой на полиномиална мрежа, а след това оптимална стойност за теглата.[AMFO1999] Хибридна оптимизация с локално търсене и клетъчен генетичен алгоритъм за обучение на рекурентни ИНМ. Тегната на ИНМ се кодират в ГА.[KKMM1999] Обучителна йерархия на две нива за конструиране на BRF мрежи на база комбиниран ГА с регулиран ортогонален средно квадратичен алгоритъм (ROLS).[SCYW1999]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ИНМ-тата и да се получи единна прогноза. Прогнозира се наводнения. [LSSO1999] Прави се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RSRD1999]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JYJH1999] ИНМ с ОРГ за прогнозиране на позициите в пространството на мобилен терминал. Хибриден алгоритъм с ОРГ и ГА за <text:soft-page-break/>модифициране на теглата.[CDAH1999]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MATO1999] Модел базира на ИНМ, стационарни уейвлет трансформации и статистически анализ на времеви редове.[EAJT1999] Генетично базирани самоорганизиращи се изкуствени невронни мрежи. Добра дефиниция на времевите редове и задачата за прогнозирането им.[KMKC200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RSRD200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VPMV2000] ГА за постигане на оптимална ИНМ топология. Прогнозирате се стойности на стоковите пазари. Магистърска дипломна работа, която може да се ползва като основа за структуриране на дисертацията.[EFKA2001]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JARG2001] ИНМ в която с ГА се оптимизират теглата. Ползват 20 индивида в популацията (10 стари и 10 нови) и единична точка на срязване при кръстосването. Прилага се и двустепенна мутация в която тегла се заковават на 0, което на практика отрязва връзката между невроните и индиректно влияе на топологията. ИНМ е с три слоя и скрития 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RSNS2001] Обзор за това къде се използват ИНМ, ГА и размита логика за капиталовите пазари. Също <text:soft-page-break/>така има кратко представяне на трите метода.[SMSK2001] Пълно свързани ИНМ на които теглата се кодират в ГА и така става обучението.[HARS2001] Процедура за оптимизация на теглата в ИНМ с използването на ГА, за откриването на точки в които може да се направят къси или дълги поръчки. На входа на ИНМ се подават стойности от плъзгащи средни.[ASIC2002] Класификация на различни методи за прогнозиране на електрическото потребление. Разглеждат се ГА и ИНМ, като два от методите.[HAMN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LHBB2002] Класификация на различни методи за прогнозиране на електрическото потребление. Разглеждат се ГА и ИНМ, като два от методите.[JVGM2002]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RPTL2002]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няколко ИНМ и да се получи единна прогноза. Прогнозира се наводнения. [DIPI2002]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WLRP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text:soft-page-break/>начин прави редуциране на характеристиките от входния времеви ред. Използват се двадесет операции и се строи дърво на изразите.[VPMV2002] ГА се използва за оптимизиране на центровете и радиусите в радиално базова ИНМ. За оптимизация на теглата се ползва разлагане на единична стойност (SVD).[SOCL2002] Времево забавени ИНМ за попълване на липсващи данни при автомобилен трафик. ИНМ се проектира с ГА (топология), но се обучава с ОРГ.[EAMT2002] Обзор за това къде се използват ИНМ, ГА и размита логика за капиталовите пазари. Също така има кратко представяне на трите метода.[ARSH2003]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SVEK2003] 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CJB2003]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JIJK2003] Прави се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HFJL2003]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text:soft-page-break/>топологията се формира с еволюционен алгоритъм.[DZDP2003]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на нещо ново, но топологиите на мрежите са постигнати с еволюционен алгоритъм.[DAZA2003] ГА което оптимизира група от правила и реално се развива експертна система, без да има експерт.[FLHL2003] ИНМ с превключващи елементи. Топологията на ИНМ се оптимизира с ГА.[JDKM2003] Описва разпределени модели за еволюционни алгоритми. Използваният от тях е модел на изолирания остров.[CGMP2003a] Еволюционен алгоритъм в разпределена среда. Разделението е на главен, който извършва операциите по еволюционния алгоритъм, а подчинените пресмятат жизнената функция. Общата популация е разделена на под-популации и между тях се прави миграция на хромозоми.[TBWK2003] Главен-подчинен подход за множество разпределени еволюционни популации. Динамично разпределение на размера от хромозоми, за които да се изчислява жизнената функция на отдалечения възел.[CGMP2003b] Разпределени генетични алгоритми за обучение на фронтални изкуствени невронни мрежи.[VLOL2004] С генетичен алгоритъм се избират параметри на мрежата (тип мрежа, топология на мрежа, тренировъчно множество и други важни параметри).[MVRB2004]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ERHU2004] Времево забавени ИНМ за попълване на липсващи данни при автомобилен трафик. ИНМ се проектира с ГА (топология), но се обучава с ОРГ.[MZPL2004] Паралелен ГА за избор на входа и проектиране на архитектурата (брой скрити слоеве и техните размери) в пълно-свързана между слоевете ИНМ. Ползва се за прогнозирането на замърсяването на въздуха на спирка от градския транспорт. [HNTH2004] Генериране на ИНМ с обратни връзки, чрез използване на еволюционни алгоритми, като преди да се добавят обратните връзки е проведено обучение с <text:soft-page-break/>ОРГ. 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елемент. Достоверността на прогнозата се взема от допълнителен елемент в изходния слой.[EHMW2004] ИНМ която прогнозира времеви редове и на входа данните се нормализират между 0 и 1. Предлагат се най-често използваните формули за нормализация.[LOBO2004] ГА, което с ползва за намиране на коефициенти в ред на Тейлър. Този ред трябва да се ползва като прогнозираща функция. Вторият предложен алгоритъм е комбинация между ГА и ИНМ. ИНМ се ползва за определяне на това как двата родителя да се кръстосат в ГА и също така се определя размерът на скрития слой.[JIHU2004] ИНМ, което се тренира с ДЕ. Разглеждат се хибридни модели при които ИНМ се обучава с ГА, ОРГ и симулирано закаляване на стоманата. [HIAL2004] Разглежда подходи по които ДЕ може да се пусне в разпределена среда. Под популациите са организирани в ринг и най-добрите индивиди от всяка популация могат да мигрират към следващия съсед.[DTNP2004] ДЕ, което се ползва за откриването не само на един оптимум, но на множество оптимуми в разпределена среда. Основната цел е да се избягва пресмятане в централната популация.[DAZA2004a] Сравнява възможностите на различни разширения на ДЕ да откриват и поддържат множество оптимуми. Предлага се също хибриден подход за ДЕ в разпределена среда.[DAZA2004b] Изследване на степента за миграция и честотата на миграция, в разпределена ДЕ.[EAGL2004] Разпределено симулирано закаляване на стоманата. Реализацията в разпределена среда е базирана на паралелната имплементация на алгоритъма, като целта е да се избегне изпадането в локален минимум и по-възможност да се ускори сходимостта на алгоритъма. [MATF2004] Паралелен еволюционен алгоритъм за откриване на правила за решения при анализ на големи по обем данни. Разпределянето на задачите за пресмятане е на принципа главен-подчинен. Хромозомите кодират множество от правила. Тъй като най-бавната част е изчислението на жизнената функция, точно тя се възлага на подчинените <text:soft-page-break/>възли. [WOKW2004] Прогнозиране с ден напред цената на затваряне с използването на ИНМ и ГА за оптимизиране на индикатори от техническия анализ, които са на входа на ИНМ. Топологията на ИНМ също се оптимизира с ГА.[MASE2005] Рекурентни ИНМ с оптимално линейно съпоставяне.[DWFG2005] Еволюционен Монте-Карло метод в разпределена среда на базата на разпределен ГА. Акцентът е върху алгоритъм за миграция на индивидите между отделните подпопулации.[BHKT2005] ИНМ за прогнозиране на локалната безработица в Германия. Структурата на ИНМ се оптимизира с ГА.[RPSL2005] Комбинация от ИНМ и ГА за апроксимиране на липсващи стойности в база данни. ГА се използват за апроксимиране на липсващите стойности, подавани на входа на ИНМ, така че да се намали грешката.[MUAB2005] Обзор за използваните алгоритми в икономиката, който разглежда също и ползването на ИНМ и ГА.[EUVO2005] Гъвкави невронни дървета за прогнозиране на времеви редове. Йерархичната структура е развита с помощта на вероятностен програмен еволюционен алгоритъм. Финото настройване на параметрите се прави със симулирано закаляване на стоманата. [YCBY2005] ДЕ базиран метод за обучение на радиално базисни ИНМ.[JLJL2005] Паралелен ДЕ за обучение с учител на импулсни ИНМ (възлите се активират в определен момент от времето). Паралелност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NPDT2005]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При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text:soft-page-break/>хибриден и представлява комбинации от първите три.[GWDG2005] Генетичен алгоритъм, който се ползва за избор на под множество индивиди и изкуствена невронна мрежа, която оценява параметри, а резултата от оценката е жизнена функция за генетичния алгоритъм.[VBGM2006] Ползват се два регистрирани пакета за моделиране на ИНМ и ГА.[RSQZ2006] Софтуерен пакет писан на С за Мак и преработен за Уиндоус. [CDTY2006] ИНМ с ОРГ за прогнозиране на позициите в пространството на мобилен терминал. Хибриден алгоритъм с ОРГ и ГА за модифициране на теглата.[ZPLL2006] Генетично базирани самоорганизиращи се изкуствени невронни мрежи. Добра дефиниция на времевите редове и задачата за прогнозирането им.[LESP2006] Пълно свързани ИНМ на които теглата се кодират в ГА и така става обучението.[MDMP2006]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KYKI2006]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на нещо ново, но топологиите на мрежите са постигнати с еволюционен алгоритъм.[SSST2006] Прогнозиране на продажбите с радиално базисни ИНМ и ГА.[PDAA2006] ДЕ за обучение на радиално базисни ИНМ, като се оптимизира архитектурата.[BYXH2006] Предлага се незначителна модификация на стратегията за миграция при паралелна реализация на ДЕ. Паралелна имплементация на ДЕ, с цел увеличаване на сходимостта. Предлага се схема за миграция между възлите. Използва се кръгова топология за миграция. Най-добрият индивид замества най-стария индивид в локалната популация на съответния следващ възел, в кръговата топология.[KKAS2006] Генетично програмиране за развитие на по-ефективни ДЕ операции.[NPVP2006] На база менбранните системи се предлага подход по който се прилагат операциите в еволюционните алгоритми. Всяка операция се прилага с избиране от вероятностно разпределение. Популацията е с променлив размер, <text:soft-page-break/>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DZGC2006] Сравнение на осем ДЕ вариации за това колко ефективно изпълняват глобална оптимизация.[EMJV2006] Децентрализиран еволюционен алгоритъм в peer-to-peer архитектура. Използва се проблемът за осемте царици, така че да се провери ефективността на разпределената реализация на алгоритъма.[WRWI2006] Паралелна имплементация на самоорганизиращ се миграционен алгоритъм и сравнение с ДЕ. Разглежда се и историята на паралелните ГА.[MICE2006] Разпределена реализация на ГА с Mono и C#.[SIHA2006] Модел за прогнозиране на натоварването в клъстер, предвиден за еволюционни пресмятания. Разглежда се модела клиент-сървър,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MDCG2006] Трислойна ИНМ, която се обучава с ОРГ за да прогнозира натоварването на електрическата система в щата Илиноис.[PGSC2007] ИНМ с ГА се ползват за прогнозиране на Истамбулската стокова борса.[AOAC2007]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ползва от входните исторически данни. Също така се ползва и предишно натрупано знание, с цел по-бързо обучение.[NWZM2007] ДЕ, което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амо с изкуствено избрани гладки функции.[GNYZ2007] Генерализирана ДЕ се ползва за обучение на ИНМ, която да класифицира листа на растения.[JDDH2007] Незначително подобрение на ДЕ базирано на Алопекс операция и селекция на памет.[DXSL2007] Модификация на ДЕ, така че <text:soft-page-break/>изборът на индивиди за диференциалния вектор да не става на равно-вероятностен принцип, а да се прилага стратегия за селекция.[ASML2007]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ZAKA2007] У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JMAM2007] Цялостно разпределен еволюционен алгоритъм с адаптивна автономна селекция. Стриктен контрол се упражнява върху размера на популацията, така че да не се предизвика експлозия или имплозия. Проблемът за осемте царици се използва за потвърждение на надеждността в peer-to-peer реализацията, без наличието на какъвто и да било централизиран възел.[WWMS2007] Само-настройващ се алгоритъм за мутация, в еволюционните алгоритми, базиран а q-Гаусово разпределение. Параметърът q се кодира в хромозомата и също еволюира, като по този начин променя формата на вероятностното разпределение.[RTSY2007] Използва се ДЕ за обучение на ИНМ, но теглата са само цели числа. Тестовете са направени над три общо известни проблема от обучението на ИНМ.[ATPG2007] Стратегия за управление на миграцията в разпределени генетични алгоритми, която се базира на променлив брой острови. Броят острови варира с времето.[TJGC2007]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NMMS2008] Оптимизация на топологията и параметрите на ИНМ с ГА и контекстно свободна граматика (граматична еволюция).[ITDG2008a] Граматическа еволюция на ИНМ топологията и параметрите. <text:soft-page-break/>Използва се формална граматика (контекстно свободна). Предлага се и начин за разпределени изчисления. Добра статия за цитиране и обосноваване на теза.[ITDG2008b]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аналогичен на използвания в настоящата разработка.[GDAM2008] ГА за намиране на оптималния контрол на силите при високи сгради със стоманена конструкция. ГА се комбинира с размит динамичен уейвлет невро-емулатор. Предвиждат се структурните измествания в конструкцията на сградите.[XJHA2008] Обзор на методите за съставяне на инвестиционен портфейл и начините по които ИНМ или ГА могат да се ползват при тази задача.[MVDL2008] Обобщена регресионна ИНМ. ГА се използва за оптимизиране на теглата в мрежата. Системата се използва за прогнозиране на водната циркулация между земята и атмосферата.[SKHK2008] Оптимизация на ДЕ параметрите, така че ДЕ максимално добре да оптимизира теглата на ИНМ.[MPAC2008] ДЕ, ГА и алгоритъм за рояка от частици се сравняват при оптимизация на теглата в ИНМ (обучение). ДЕ показва по-добри резултати от другите алгоритми.[ABWD2008] ДЕ, което се използва за оптимизация на теглата в ИНМ и се сравнява с други два подхода за оптимизация на тегла в ИНМ. Единственият параметър, който се задава предварително на ДЕ, е броят на индивидите в популацията.[ASMB2008]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BSDJ2008] Настройка на скоростта в рояк от частици с помощта на ДЕ. Делта е да се създаде по ефективна евристика за глобална оптимизация.[SDAA2008] Само-балансираща се хибридна операция за мутация в ДЕ.[MEVP2008] Опозиционно базирано обучение за подобряване сходимостта на ДЕ. Използват се противоположни числа, вместо напълно случайни. За всяко <text:soft-page-break/>открито решение се проверява и противоположното му, като от двете се избира по-доброто.[SRHT2008]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KSSL2008] Разпределен еволюционен алгоритъм. За целта се използват newcast и gossiping протоколите в peer-to-peer разпределена среда.[JLAE2008] Разпределени еволюционни алгоритми, в peer-to-peer среда. Анализира се поведението на системата при инцидентните включвания и изключвания на възли. Ползвате се newcast и gossiping протоколите за комуникация в разпределената среда.[JLPC2008] Обобщен авторегресивен условен подбор на случайни променливи за захранване на ИНМ с данни.[LMRB2009] Модел базира на ИНМ, стационарни уейвлет трансформации и статистически анализ на времеви редове.[CHTA2009]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TGTT2009] ИНМ с превключващи елементи. Топологията на ИНМ се оптимизира с ГА.[MHRK2009] Линейно генетично програмиране за прогнозиране на потока в речна станция. С ГА се оптимизира топологията на ИНМ. При направеното сравнение ЛГП се представя по-добре от ИНМ.[AYGU2009] Преглед на наличните ИНМ и начините за тяхното приложение в земеделието.[YAHU2009] ИНМ с превключване на елементи. Използва се за дневните обороти на валута според особеностите на сезона (работни дни, почивки и други). [MAHL2009] Обзор на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text:soft-page-break/>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редния слой.[MSMJ2009] ИНМ обучавана с ДЕ за нелинейна идентификационна система, като се ползва хибриден модел с градиентен метод.[BSDJ2009] ИНМ обучавани с ДЕ за метеорологични прогнози.[HMAB2009] ИНМ оптимизирани с ДЕ модифицирано с дегенерация. Постига се с увреждане на гените и дегенерацията им.[TTSS2009]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променливата ни).[SLKG2009]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KBWK2009] Хибридна схема за мутация с избор за вектор на мутацията в малка област от съседи, в общата популация.[SDAA2009]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LAJM2009] Сравнение между еволюционните алгоритми и алгротими за прогнозирано разпределение. Вторият тип алгоритми дава по-добри резултати при търсене на под низове. [TCPL2009] Предлага се подход за автоматизирано</text:p>
      <text:p text:style-name="P2"><text:s/>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PGG2010a] Интегриран авторегресионен подход на плъзгащи средни, като на втора фаза се ползва ИНМ. [MKMB2010] С ГА се оптимизира топологията на ИНМ и началните стойности на връзките. ИНМ се обучава с ОРГ за да се получи жизнената <text:soft-page-break/>стойност на индивида в популацията.[JPGG2010b]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SKYS2010] ГА се използва за оптимизиране на центровете и радиусите в радиално базова ИНМ. За оптимизация на теглата се ползва разлагане на единична стойност (SVD).[MOAW2010]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MMMH2010] ИНМ обучавано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RGAC2010]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WGAF2010] Паралелна реализация на ДЕ с използване на островния модел и миграция на елементи между островите. Прилага се за проблема на завършените корелационни матрици.[SREN2010] Изключително подробен обзор на евристичните оптимизационни алгоритми. Описва се паралелна реализация на ДЕ с централен възел, който синхронизира миграцията между <text:soft-page-break/>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MAWE2010] Паралелна имплементация на последователна ДЕ на машина с многоядрени процесори. Използва се модел за паралелна обработка наречен MapReduce, който в общи линии се базира на принципа "разделяй и владей".[KTTI2010a] ДЕ реализация на GPU.[RCAD2010]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NNHI2010]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RMPS2010] Паралелна имплементация на последователна ДЕ. При последователната ДЕ новосъздаденият вектор се сравнява с родителя и ако е по-добър веднага го замества в популацията.[KTTI2010b] С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е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TDDA2010] Паралелен еволюционен алгоритъм, който се реализира в peer-to-peer архитектура.[JULA2010] Използване на дарена изчислителна мощност за пресмятане на ЕА през инфраструктурата на BOINC.[NCTD2010] Валидиране <text:soft-page-break/>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TDMM2010] Предлага се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DXL2011]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мерене се ползва MAPE.[JMAP2011] Хибриден модел на ИНМ с използването на авторегресивна интегрирана плъзгаща средна (ARIMA).[ANBG2011] ГА за подбор на множество индикатори, които с добра ефективност да показват сигнали за купуване или продаване.[MEVO2011] Многослойна ИНМ към която се подават ограничен брой параметри. По-незначителните входни промениливи се отсяват с хибридни методи.[IVTL2011]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PPAM2011] Рекурентна ИНМ като оптимизацията се прави с ГА за да се прогнозира скоростта на вятъра за ветрогенератори. Този подход се сравнява с регресия от поддържащи вектори.[IEMH2011] Комбинация между линеен модел на авторегресивна плъзгаща средна и нелинеен модел на ИНМ за прогнозиране на финансови времеви редове.[MKMB2011] Хибриден модел състоящ се в комбинация между ДЕ и оптимизация на рояка от частици.[YWWL2011] ДЕ за оптимизация на параметрите в ИНМ и теглата.[ABWD2011] Изкуствена колония от пчели за обучение на ИНМ при предсказанието на земетръсни времеви редове.[HSRG2011] Модифицирана ДЕ за проектиране на рекурентна, функционална, размита ИНМ.[CLCW2011] ДЕ за обучение на ИНМ, които са базирани на куполовидни функции под формата на активационни функции. Прогнозира се <text:soft-page-break/>силата на вятъра във ветрените полета.[NAFK2011] Еднослойна нелинейна архитектура на ИНМ с използване на нелинейно съпоставяне на входните сигнали. За обучението се използва ДЕ базиран алгоритъм.[HTBM2011] ДЕ за оптимизация на ИНМ. Архитектурата на ИНМ може да се смята като целочислено оптимизиране, защото параметрите са цели числа. Получените ИНМ се проверяват за ефективност с прогнозиране на времеви редове.[YLYL2011] Топологично активни мрежи за разпознаване на сегменти в изображения. Комбинира се с локални лакоми алгоритми.[JNJS2011] GPU реализация на изцяло паралелен ДЕ.[SGNB2011] Паралелна имплементация на ДЕ. Използва се случайно разбъркване на индивидите в под популациите. Втората модификация е промяна на фактора за скалиране в под популациите. При разбъркването индивидите от отделните популации се смесват и формират нови под популации. Скалириращият коефициент се променя по случаен принцип в различните популации.[MWFN2011] Адаптивна паралелна реализация на ДЕ базирана на процеса миграция. Топологията звезда дава по-добри резултати от миграцията, спрямо кръговата топология.[PEBU2011] Сравнение между ГА и ДЕ реализация на GPU. Сравнението се прави със задача за планиране на ресурси и ДЕ предоставя значително по-добри решения за фиксиран интервал от време.[PKJP2011a] GPU базирана реализация на DE за оптимизация на проблеми от био-информатиката.[LRCC2011] Паралелен асинхронен метод за глобална оптимизация, базиран на симулирано закаляване на стоманата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JOTT2011] GPU реализация на ДЕ, която се ползва за решаване на проблема за разпределение на ресурси.[PKJP2011b]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тестовете се извършват върху задача за прогнозиране на времеви редове.[YGSG2011] Паралелна <text:soft-page-break/>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KTTI2011]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MDRT2011] Реализация на множество еволюционни алгоритми (ГА, ДЕ, рояк от частици, еволюционни стратегии) в множество изчислителни възли. Различните възли извършват различен ЕА. Три различни стратегии за периодична миграция се прилагат.[EZMT2011] Модификация на ДЕ така че да има насоченост при подбора на следващи точки в пространството на търсене.[AIXL2011] Механизъм за адаптивна стратегия приложен върху ДЕ. Стратегиите се организират в пул от който се избират.[WGZC2011] Три различни стратегии за генериране на пробен вектор в ДЕ и контролни параметри (размер на популацията, вероятност за кръстосване и фактор за скалиране). Комбинацията между трите стратегии за създаване на пробен вектор и трите параметъра се избира на случаен принцип.[YWZC2011]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MGJM2011] Много-критериална оптимизация с ГА на мрежови графици.[PCPV2011] Облачно базирана реализация на еволюционни алгоритми в разпределена среда с помощта на Dropbox.[JMMG2011] Оптимизиране на параметрите в уейвлет и прогнозиране на времеви редове с изкуствена невронна мрежа. Теглата се кодират в хромозомите. Уейвлетът се ползва за предварителна обработка на входната информация и последваща обработка на изхода от мрежата.[IBAT2012] Интеграция между ИНМ и уейвлет функция и база знания с размита логика. [RAVA2012] Прогнозират се финансови времеви редове, като от данните за <text:soft-page-break/>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ARGH2012] Прогнозиране на финансови времеви редове с хибридна комбинация от авторегресивни плъзгащи средни и генетично програмиране при което индивидите в популацията са математически функции, представени като символни низове. [ABEB2012] Прогнозиране на валутни курсове с ИНМ. ГА се ползва за оптимизиране параметрите на ИНМ, но самото обучение се извършва с ОРГ.[MDMB2012] Сравнение между ДЕ и рояка от частици за обучение на ИНМ, при прогнозирането на стокови и финансови инструменти. ДЕ дава по-добри резултати, като и при двата алгоритъма на входа, на ИНМ се подават стойностите на няколко индикатора.[HKMS2012] Паралелна реализация на ДЕ з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KITA2012] Само-адаптираща се паралелна версия на ДЕ. Параметрите на ДЕ (фактор за скалир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DXLD2012] GPU реализация на ДЕ за оптимизиране на график.[DDJG2012] Модификация на ДЕ в областта за избор на оператор за мутация. Няколко паралелни популации на ДЕ в които се пазят няколко различни атрактора (най-добри намерени решения).[DLHL2012] GPU реализация на сдвоена ДЕ за решаване на min-max проблеми.[FFRK2012] Геометрична ДЕ за дискретни и непрекъснати пространства.[AMJT2012] Обзор на пул базираните еволюционни алгоритми за реализацията на скалируеми и асинхронни изчисления в разпределена среда.[JMAM2012] </text:p>
      <text:p text:style-name="P2"/>
      <text:h text:style-name="P20" text:outline-level="1"><text:bookmark-start text:name="__RefHeading__150_63795308"/>Глава 2 - Модел<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Дефиниция на задачат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2"><text:tab/>Приложението на ИНМ при прогнозирането на времеви редове в <text:soft-page-break/>икономиката се разглежда от различни автори, някои от които са Dunis <text:span text:style-name="T3">[5]</text:span>, Giles <text:span text:style-name="T3">[9]</text:span> и Moody <text:span text:style-name="T3">[12]</text:span>. Като основен модел се използват така наречените Feed Forward Neural Networks (FFNN) (виж Haykin <text:span text:style-name="T3">[10]</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използват точни градиентни методи (виж Werbos <text:span text:style-name="T3">[17]</text:span>). Комбиниран подход за обучение на ИНМ с помощта на еволюционни алгоритми е предложен от Yao <text:span text:style-name="T3">[18]</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3">[11]</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2"><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3">[3]</text:span>:</text:p>
      <text:p text:style-name="P2"/>
      <text:p text:style-name="P2"><draw:frame draw:style-name="fr1" draw:name="graphics1" text:anchor-type="paragraph" svg:width="3.177cm" svg:height="1.139cm" draw:z-index="0"><draw:image xlink:href="Pictures/2000000900000C680000047312D33547.svm" xlink:type="simple" xlink:show="embed" xlink:actuate="onLoad"/></draw:frame></text:p>
      <text:p text:style-name="P2"><text:soft-page-break/></text:p>
      <text:p text:style-name="P2"><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3">[8]</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2"><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3">[16]</text:span>. До момента алгоритъмът с ОРГ дава най-бърза сходимост, в процеса на обучение, но притежава няколко <text:soft-page-break/>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3">[14]</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2"><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3">[13, 6, 4, 2]</text:span>.</text:p>
      <text:p text:style-name="P2"/>
      <text:p text:style-name="P2"><text:soft-page-break/><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2"><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3">[15]</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3">[1, 7]</text:span>. Поради посочените <text:soft-page-break/>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
      <text:p text:style-name="P2"><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text:soft-page-break/>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
      <text:p text:style-name="P2"><draw:frame draw:style-name="fr2" draw:name="graphics2" text:anchor-type="paragraph" svg:x="5.985cm" svg:y="0cm" svg:width="5.029cm" svg:height="1.455cm" draw:z-index="1"><draw:image xlink:href="Pictures/20000009000013A4000005B0073C4030.svm" xlink:type="simple" xlink:show="embed" xlink:actuate="onLoad"/></draw:frame></text:p>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само към линейна функция.</text:p>
      <text:p text:style-name="P2"/>
      <text:p text:style-name="P2"><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
      <text:p text:style-name="P2"><draw:frame draw:style-name="fr1" draw:name="graphics3" text:anchor-type="paragraph" svg:width="4.447cm" svg:height="2.224cm" draw:z-index="2"><draw:image xlink:href="Pictures/200000090000115E000008B0D69A0FF0.svm" xlink:type="simple" xlink:show="embed" xlink:actuate="onLoad"/></draw:frame></text:p>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text:soft-page-break/>нормираща функция може да се използва хиперболичен тангенс.</text:p>
      <text:p text:style-name="P2"/>
      <text:p text:style-name="P2"><draw:frame draw:style-name="fr3" draw:name="graphics4" text:anchor-type="paragraph" svg:width="16.999cm" svg:height="8.939cm" draw:z-index="3"><draw:image xlink:href="Pictures/2000000900007F890000431470AF27A9.svm" xlink:type="simple" xlink:show="embed" xlink:actuate="onLoad"/></draw:frame></text:p>
      <text:p text:style-name="P7"><text:span text:style-name="T1">Фиг. 2.1</text:span> Система за обучение на ИНМ с ДЕ, в разпределена среда.</text:p>
      <text:p text:style-name="P2"/>
      <text:p text:style-name="P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text:soft-page-break/>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
      <text:p text:style-name="P2"><text:tab/>Първото предимство на предложения модел се състои в използването на ДЕ за обучението на ИНМ, като по този начин се избяга опасността от <text:soft-page-break/>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text:soft-page-break/>цел изясняване на модела на ИНМ, се разглежда ИНМ с 3 входа, 4 възли в скрития слой и 2 изхода.</text:p>
      <text:p text:style-name="P2"/>
      <text:p text:style-name="P2"><draw:frame draw:style-name="fr1" draw:name="graphics5" text:anchor-type="paragraph" svg:width="16.221cm" svg:height="12.091cm" draw:z-index="4"><draw:image xlink:href="Pictures/2000000900003F5C00002F3CCC657D1A.svm" xlink:type="simple" xlink:show="embed" xlink:actuate="onLoad"/></draw:frame></text:p>
      <text:p text:style-name="P7"><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
      <text:p text:style-name="P2"><draw:frame draw:style-name="fr1" draw:name="graphics6" text:anchor-type="paragraph" svg:width="10.77cm" svg:height="1.325cm" draw:z-index="5"><draw:image xlink:href="Pictures/2000000900002A120000052C57BEBBCB.svm" xlink:type="simple" xlink:show="embed" xlink:actuate="onLoad"/></draw:frame></text:p>
      <text:p text:style-name="P2"><text:soft-page-break/></text:p>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draw:frame draw:style-name="fr1" draw:name="graphics7" text:anchor-type="paragraph" svg:width="8.678cm" svg:height="5.741cm" draw:z-index="6"><draw:image xlink:href="Pictures/20000009000021E70000166EC3C1A01E.svm" xlink:type="simple" xlink:show="embed" xlink:actuate="onLoad"/></draw:frame></text:p>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1" draw:name="graphics8" text:anchor-type="paragraph" svg:width="7.913cm" svg:height="5.741cm" draw:z-index="7"><draw:image xlink:href="Pictures/2000000900001EE80000166EC3B216D5.svm" xlink:type="simple" xlink:show="embed" xlink:actuate="onLoad"/></draw:frame></text:p>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text:soft-page-break/>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2"/>
      <text:p text:style-name="P2"><draw:frame draw:style-name="fr2" draw:name="graphics9" text:anchor-type="paragraph" svg:x="7.056cm" svg:y="0cm" svg:width="2.886cm" svg:height="1.139cm" draw:z-index="8"><draw:image xlink:href="Pictures/2000000900000B45000004732829D51D.svm" xlink:type="simple" xlink:show="embed" xlink:actuate="onLoad"/></draw:frame></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
      <text:p text:style-name="P2"><draw:frame draw:style-name="fr1" draw:name="graphics10" text:anchor-type="paragraph" svg:width="4.447cm" svg:height="2.224cm" draw:z-index="9"><draw:image xlink:href="Pictures/200000090000115E000008B0BD210798.svm" xlink:type="simple" xlink:show="embed" xlink:actuate="onLoad"/></draw:frame></text:p>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2"><draw:frame draw:style-name="fr1" draw:name="graphics11" text:anchor-type="paragraph" svg:width="2.066cm" svg:height="1.005cm" draw:z-index="10"><draw:image xlink:href="Pictures/2000000900000811000003EE9884EEEB.svm" xlink:type="simple" xlink:show="embed" xlink:actuate="onLoad"/></draw:frame></text:p>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text:soft-page-break/></text:p>
      <text:h text:style-name="P17"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поколение (генерация) и индивиди в новото поколение.</text:p>
      <text:p text:style-name="P2"/>
      <text:p text:style-name="P2"><draw:frame draw:style-name="fr4" draw:name="graphics12" text:anchor-type="paragraph" svg:width="15.266cm" svg:height="14.316cm" draw:z-index="11"><draw:image xlink:href="Pictures/2000000900003BA3000037EB853D3A45.svm" xlink:type="simple" xlink:show="embed" xlink:actuate="onLoad"/></draw:frame><text:soft-page-break/></text:p>
      <text:p text:style-name="P7"><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text:soft-page-break/>случайно избрани елементи от двамата родители, без те да са последователни.</text:p>
      <text:p text:style-name="P2"/>
      <text:p text:style-name="P2"><draw:frame draw:style-name="fr3" draw:name="graphics13" text:anchor-type="paragraph" svg:width="16.999cm" svg:height="14.556cm" draw:z-index="12"><draw:image xlink:href="Pictures/2000000900004D00000041F158D50515.svm" xlink:type="simple" xlink:show="embed" xlink:actuate="onLoad"/></draw:frame></text:p>
      <text:p text:style-name="P7"><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text:soft-page-break/></text:p>
      <text:h text:style-name="P17" text:outline-level="3"><text:bookmark-start text:name="__RefHeading__3320_724005782"/><text:s text:c="4"/>2.6.4 Представяне на входните и изходните данни<text:bookmark-end text:name="__RefHeading__3320_724005782"/></text:h>
      <text:p text:style-name="P2"/>
      <text:p text:style-name="P2"><text:tab/>Възможни са различни варианти за представяне на входната и изходната информация. В настоящо описвани модел изборът е всяка цифра, от входната или изходната стойност, да се представя в интервала от 0 до 1, чрез разделяне на 10. За всяка цифра на входа на ИНМ отговаря един невронен възел. Аналогично, за всяка цифра на изхода също отговаря един невронен възел. Наличието на дробни стойности, при цените на валутите, не представлява проблем, тъй като в системите за търговия се работи с фиксирана запетая. Следния пример илюстрира представянето на числото 1.2415 в ИНМ с пет входни невронни възела:</text:p>
      <text:p text:style-name="P2"/>
      <table:table table:name="Table1" table:style-name="Table1">
        <table:table-column table:style-name="Table1.A"/>
        <table:table-column table:style-name="Table1.B"/>
        <table:table-row>
          <table:table-cell table:style-name="Table1.A1" office:value-type="string">
            <text:p text:style-name="P13">№ възел</text:p>
          </table:table-cell>
          <table:table-cell table:style-name="Table1.B1" office:value-type="string">
            <text:p text:style-name="P13">Входна Стойност</text:p>
          </table:table-cell>
        </table:table-row>
        <table:table-row>
          <table:table-cell table:style-name="Table1.A6" office:value-type="string">
            <text:p text:style-name="Table_20_Contents">1</text:p>
          </table:table-cell>
          <table:table-cell table:style-name="Table1.B6" office:value-type="string">
            <text:p text:style-name="Table_20_Contents">0.1</text:p>
          </table:table-cell>
        </table:table-row>
        <table:table-row>
          <table:table-cell table:style-name="Table1.A6" office:value-type="string">
            <text:p text:style-name="Table_20_Contents">2</text:p>
          </table:table-cell>
          <table:table-cell table:style-name="Table1.B6" office:value-type="string">
            <text:p text:style-name="Table_20_Contents">0.2</text:p>
          </table:table-cell>
        </table:table-row>
        <table:table-row>
          <table:table-cell table:style-name="Table1.A6" office:value-type="string">
            <text:p text:style-name="Table_20_Contents">3</text:p>
          </table:table-cell>
          <table:table-cell table:style-name="Table1.B6" office:value-type="string">
            <text:p text:style-name="Table_20_Contents">0.4</text:p>
          </table:table-cell>
        </table:table-row>
        <table:table-row>
          <table:table-cell table:style-name="Table1.A6" office:value-type="string">
            <text:p text:style-name="Table_20_Contents">4</text:p>
          </table:table-cell>
          <table:table-cell table:style-name="Table1.B6" office:value-type="string">
            <text:p text:style-name="Table_20_Contents">0.1</text:p>
          </table:table-cell>
        </table:table-row>
        <table:table-row>
          <table:table-cell table:style-name="Table1.A6" office:value-type="string">
            <text:p text:style-name="Table_20_Contents">5</text:p>
          </table:table-cell>
          <table:table-cell table:style-name="Table1.B6" office:value-type="string">
            <text:p text:style-name="Table_20_Contents">0.5</text:p>
          </table:table-cell>
        </table:table-row>
      </table:table>
      <text:p text:style-name="P2"/>
      <text:p text:style-name="P7"><text:span text:style-name="T1">Таб. 2.1</text:span> Представяне на информацията във входния слой при ниво 1.2415.</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В избрания пример е достатъчно да имаме пет входни неврона. Ако същите данни трябва да се представят в двоична бройна система, то за кодирането на една десетична цифра са нужни 4 бита, което води до нарастване на входния слой на 20 невронни възела. Намирането на подходящ баланс за броя входни и изходни възли е от съществено значение за броя на връзките в ИНМ, респективно на <text:soft-page-break/>теглата, които се подлагат на оптимизация. Изборът на повече от един бит, кодиран в един входен невронен възел, влияе върху чувствителността на ИНМ, спрямо входните данни. При обработката на изхода, при така избраната схема за кодиране, отделните цифри се получават чрез отрязване на излишната дробна част. Примерен изход за числото 1.3497:</text:p>
      <text:p text:style-name="P2"/>
      <table:table table:name="Table2" table:style-name="Table2">
        <table:table-column table:style-name="Table2.A" table:number-columns-repeated="3"/>
        <table:table-row>
          <table:table-cell table:style-name="Table2.A1" office:value-type="string">
            <text:p text:style-name="P13">№ възел</text:p>
          </table:table-cell>
          <table:table-cell table:style-name="Table2.A1" office:value-type="string">
            <text:p text:style-name="P13">Изходна Стойност</text:p>
          </table:table-cell>
          <table:table-cell table:style-name="Table2.C1" office:value-type="string">
            <text:p text:style-name="P13">Цифра</text:p>
          </table:table-cell>
        </table:table-row>
        <table:table-row>
          <table:table-cell table:style-name="Table2.B6" office:value-type="string">
            <text:p text:style-name="Table_20_Contents">1</text:p>
          </table:table-cell>
          <table:table-cell table:style-name="Table2.B6" office:value-type="string">
            <text:p text:style-name="Table_20_Contents">0.1956</text:p>
          </table:table-cell>
          <table:table-cell table:style-name="Table2.C6" office:value-type="string">
            <text:p text:style-name="Table_20_Contents">1</text:p>
          </table:table-cell>
        </table:table-row>
        <table:table-row>
          <table:table-cell table:style-name="Table2.B6" office:value-type="string">
            <text:p text:style-name="Table_20_Contents">2</text:p>
          </table:table-cell>
          <table:table-cell table:style-name="Table2.B6" office:value-type="string">
            <text:p text:style-name="Table_20_Contents">0.3102</text:p>
          </table:table-cell>
          <table:table-cell table:style-name="Table2.C6" office:value-type="string">
            <text:p text:style-name="Table_20_Contents">3</text:p>
          </table:table-cell>
        </table:table-row>
        <table:table-row>
          <table:table-cell table:style-name="Table2.B6" office:value-type="string">
            <text:p text:style-name="Table_20_Contents">3</text:p>
          </table:table-cell>
          <table:table-cell table:style-name="Table2.B6" office:value-type="string">
            <text:p text:style-name="Table_20_Contents">0.4567</text:p>
          </table:table-cell>
          <table:table-cell table:style-name="Table2.C6" office:value-type="string">
            <text:p text:style-name="Table_20_Contents">4</text:p>
          </table:table-cell>
        </table:table-row>
        <table:table-row>
          <table:table-cell table:style-name="Table2.B6" office:value-type="string">
            <text:p text:style-name="Table_20_Contents">4</text:p>
          </table:table-cell>
          <table:table-cell table:style-name="Table2.B6" office:value-type="string">
            <text:p text:style-name="Table_20_Contents">0.9897</text:p>
          </table:table-cell>
          <table:table-cell table:style-name="Table2.C6" office:value-type="string">
            <text:p text:style-name="Table_20_Contents">9</text:p>
          </table:table-cell>
        </table:table-row>
        <table:table-row>
          <table:table-cell table:style-name="Table2.B6" office:value-type="string">
            <text:p text:style-name="Table_20_Contents">5</text:p>
          </table:table-cell>
          <table:table-cell table:style-name="Table2.B6" office:value-type="string">
            <text:p text:style-name="Table_20_Contents">0.7012</text:p>
          </table:table-cell>
          <table:table-cell table:style-name="Table2.C6" office:value-type="string">
            <text:p text:style-name="Table_20_Contents">7</text:p>
          </table:table-cell>
        </table:table-row>
      </table:table>
      <text:p text:style-name="P2"/>
      <text:p text:style-name="P7"><text:span text:style-name="T1">Таб. 2.2 </text:span>Представяне на информацията в изходния слой при ниво 1.3497.</text:p>
      <text:p text:style-name="P2"/>
      <text:h text:style-name="P17" text:outline-level="3"><text:bookmark-start text:name="__RefHeading__1941_564051341"/><text:s text:c="4"/>2.6.5 Оценка на индивидите в популацията<text:bookmark-end text:name="__RefHeading__1941_564051341"/></text:h>
      <text:p text:style-name="P2"/>
      <text:p text:style-name="P2"><draw:frame draw:style-name="fr3" draw:name="graphics14" text:anchor-type="paragraph" svg:width="16.999cm" svg:height="10.73cm" draw:z-index="13"><draw:image xlink:href="Pictures/20000009000050B9000032F5605A458B.svm" xlink:type="simple" xlink:show="embed" xlink:actuate="onLoad"/></draw:frame><text:soft-page-break/></text:p>
      <text:p text:style-name="P7"><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
      <text:p text:style-name="P2"><draw:frame draw:style-name="fr1" draw:name="graphics15" text:anchor-type="paragraph" svg:width="6.826cm" svg:height="1.722cm" draw:z-index="14"><draw:image xlink:href="Pictures/2000000900001AAB000006B94475CBCF.svm" xlink:type="simple" xlink:show="embed" xlink:actuate="onLoad"/></draw:frame></text:p>
      <text:p text:style-name="P2"><text:tab/>Данните условно се разделят на данни от минал период и данни от бъдещ <text:soft-page-break/>период. 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като претеглена сума от грешките за всяка двойка входно изходни данни (n на брой):</text:p>
      <text:p text:style-name="P2"/>
      <text:p text:style-name="P2"><draw:frame draw:style-name="fr1" draw:name="graphics16" text:anchor-type="paragraph" svg:width="3.521cm" svg:height="2.434cm" draw:z-index="15"><draw:image xlink:href="Pictures/2000000900000DC000000983B6C1E407.svm" xlink:type="simple" xlink:show="embed" xlink:actuate="onLoad"/></draw:frame></text:p>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17" text:outline-level="3"><text:bookmark-start text:name="__RefHeading__1943_564051341"/><text:s text:c="4"/>2.6.6 Хибридна реализация с ДЕ и ОРГ<text:bookmark-end text:name="__RefHeading__1943_564051341"/></text:h>
      <text:p text:style-name="P2"/>
      <text:p text:style-name="P2"><draw:frame draw:style-name="fr4" draw:name="graphics17" text:anchor-type="paragraph" svg:width="13.681cm" svg:height="6.696cm" draw:z-index="16"><draw:image xlink:href="Pictures/200000090000357000001A2751AC1F4C.svm" xlink:type="simple" xlink:show="embed" xlink:actuate="onLoad"/></draw:frame><text:soft-page-break/></text:p>
      <text:p text:style-name="P7"><text:span text:style-name="T1">Фиг. 2.6</text:span> Промяна на топологията в ИНМ за нуждите на ОРГ.</text:p>
      <text:p text:style-name="P2"/>
      <text:p text:style-name="P2"><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17" text:outline-level="3"><text:bookmark-start text:name="__RefHeading__1945_564051341"/><text:s text:c="4"/>2.6.7 Обучение на ИНМ с ДЕ в ИРС<text:bookmark-end text:name="__RefHeading__1945_564051341"/></text:h>
      <text:p text:style-name="P2"/>
      <text:p text:style-name="P2"><draw:frame draw:style-name="fr5" draw:name="graphics18" text:anchor-type="paragraph" svg:width="16.999cm" svg:height="9.684cm" draw:z-index="17"><draw:image xlink:href="Pictures/200000090000480A00002909B80192FE.svm" xlink:type="simple" xlink:show="embed" xlink:actuate="onLoad"/></draw:frame><text:soft-page-break/></text:p>
      <text:p text:style-name="P7"><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21" text:outline-level="1"><text:bookmark-start text:name="__RefHeading___Toc1979_1885221179"/>Глава 3 - Приложна реализация<text:bookmark-end text:name="__RefHeading___Toc1979_1885221179"/></text:h>
      <text:p text:style-name="P22"><text:span text:style-name="T7"/></text:p>
      <text:p text:style-name="P22"><text:span text:style-name="T7"/></text:p>
      <text:p text:style-name="P22"><text:span text:style-name="T7"/></text:p>
      <text:h text:style-name="P20" text:outline-level="1"><text:bookmark-start text:name="__RefHeading__152_63795308"/>Глава <text:span text:style-name="T8">4 -</text:span>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text:soft-page-break/>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p text:style-name="P2"/>
      <text:p text:style-name="P2"/>
      <text:h text:style-name="P20" text:outline-level="1"><text:bookmark-start text:name="__RefHeading__156_63795308"/>Приноси<text:bookmark-end text:name="__RefHeading__156_63795308"/></text:h>
      <text:p text:style-name="P2"/>
      <text:p text:style-name="P2"><text:tab/>Основни научни и научно-приложни приноси в дисертационната работа.</text:p>
      <text:p text:style-name="P2"/>
      <text:p text:style-name="P2"><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2"><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2"><text:s text:c="2"/>3.<text:tab/>Създадени са <text:span text:style-name="T6">M</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2"><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2"/>
      <text:h text:style-name="P20"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6">K</text:span><text:span text:style-name="T5"> </text:span>специализирани конференции (някои от които с международно участие) по машинно самообучение.</text:p>
      <text:p text:style-name="P2"/>
      <text:p text:style-name="P2"><text:tab/>* <text:span text:style-name="T3">Конференция 1</text:span></text:p>
      <text:p text:style-name="P2"><text:tab/>* <text:span text:style-name="T3">Конференция 2</text:span></text:p>
      <text:p text:style-name="P6">...</text:p>
      <text:p text:style-name="P2"><text:tab/>* <text:span text:style-name="T3">Конференция </text:span><text:span text:style-name="T6">K</text:span></text:p>
      <text:p text:style-name="P2"/>
      <text:p text:style-name="P2"><text:tab/>Изследванията от дисертационния труд са отразени в <text:span text:style-name="T6">L</text:span><text:span text:style-name="T5"> </text:span>публикации, <text:span text:style-name="T6">S</text:span><text:span text:style-name="T5"> </text:span>от <text:soft-page-break/>които са самостоятелни. За самостоятелните публикации са известни цитирания в <text:span text:style-name="T3">...</text:span>, както и рефериране в <text:span text:style-name="T3">...</text:span>.</text:p>
      <text:p text:style-name="P2"/>
      <text:p text:style-name="P2"><text:tab/>Част от получените резултати са включени в отчетите на <text:span text:style-name="T6">T</text:span><text:span text:style-name="T5"> </text:span>научно-изследователски теми от вътрешния план на ИИКТ-БАН:</text:p>
      <text:p text:style-name="P2"/>
      <text:p text:style-name="P2"><text:tab/>* <text:span text:style-name="T3">Тема 1 (вътрешен шифър)</text:span></text:p>
      <text:p text:style-name="P2"><text:tab/>* <text:span text:style-name="T3">Тема 2 (вътрешен шифър)</text:span></text:p>
      <text:p text:style-name="P6">...</text:p>
      <text:p text:style-name="P2"><text:tab/>* <text:span text:style-name="T3">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3">...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p text:style-name="P2"><text:tab/>* Да се изследват предложените евристични подходи за търсене на прогнози в други области, а не само по отношение на валутните пазари.</text:p>
      <text:p text:style-name="P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2"><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 клиентският уеб браузър.</text:p>
      <text:p text:style-name="P2"/>
      <text:h text:style-name="P20"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5">[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5">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text:soft-page-break/></text:p>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Dec 2005.</text:p>
      <text:p text:style-name="P2"/>
      <text:p text:style-name="P2">8. [NMMS2008] N. Mirarmandehi, M. Saboorian, A. Ghodrati, Time-Series Prediction using Neural Networks, http://ce.sharif.edu/~armandeh/Publish/ANN/TS.pdf.</text:p>
      <text:p text:style-name="P2"/>
      <text:p text:style-name="P2">9. [PCJM1996<text:span text:style-name="T5">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text:soft-page-break/>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5">[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text:soft-page-break/></text:p>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5">[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ransactions on Neural Networks, Vol. 10, No. 5, p.1239-1243, Sep 1999.</text:p>
      <text:p text:style-name="P2"/>
      <text:p text:style-name="P2">26. [RSBA1998] R. Sexton, B. Alidaee, R. Dorsey, J. Johnson, Global Optimization for Artificial Neural Networks: A Tabu Search Application, European Journal of <text:soft-page-break/>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text:soft-page-break/>33. <text:span text:style-name="T5">[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text:soft-page-break/>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text:soft-page-break/></text:p>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text:soft-page-break/>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text:soft-page-break/>series, Engineering Applications of Artificial Intelligence, Vol. 17, Num. 2, p.159–167, 2004.</text:p>
      <text:p text:style-name="P2"/>
      <text:p text:style-name="P2">61. [MEVO2011] M. Vora, Genetic Algorithm for Trading Signal Generation: Solution to trader’s 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text:soft-page-break/>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text:soft-page-break/></text:p>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text:soft-page-break/>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text:soft-page-break/>Vol. 75, Issue 7, p.770-786, 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text:soft-page-break/></text:p>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text:soft-page-break/>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text:soft-page-break/></text:p>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Networks Optimized by Differential Evolution with Degeneration, <text:soft-page-break/>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5">[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text:soft-page-break/>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text:soft-page-break/>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5">[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text:soft-page-break/>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
      <text:p text:style-name="P2">139. [DTNP2004] D. Tasoulis, N. Pavlidis, V. Plagianakos, M. Vrahatis, Parallel <text:soft-page-break/>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text:soft-page-break/>146. <text:span text:style-name="T5">[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5">[DAZA2004a]</text:span> D. Zaharie, A multipopulation differential evolution algorithm for multimodal optimization, In Proceedings of Mendel, 10th International Conference on Soft Computing, p. 17-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text:soft-page-break/>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
      <text:p text:style-name="P2">156. <text:span text:style-name="T5">[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text:soft-page-break/></text:p>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5">[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text:soft-page-break/>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5">[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text:soft-page-break/>Approach to Solving Optimization Problems, In Proceedings of the International Conference on Computer and Software Modeling (IPCSIT11), Vol. 14, p.123-127, 2011.</text:p>
      <text:p text:style-name="P2"/>
      <text:p text:style-name="P2">173. <text:span text:style-name="T5">[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text:soft-page-break/>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text:soft-page-break/>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text:soft-page-break/>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5">[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text:soft-page-break/>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5">[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text:soft-page-break/>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h text:style-name="P20" text:outline-level="1"><text:bookmark-start text:name="__RefHeading__162_63795308"/>Списък с публикациите по дисертационната работа<text:bookmark-end text:name="__RefHeading__162_63795308"/></text:h>
      <text:p text:style-name="P2"/>
      <text:p text:style-name="P2"/>
      <text:p text:style-name="P2"/>
      <text:h text:style-name="Heading_20_2" text:outline-level="2"><text:bookmark-start text:name="__RefHeading__725_533363062"/><text:s text:c="2"/>Цитирания и реферирания<text:bookmark-end text:name="__RefHeading__725_533363062"/></text:h>
      <text:p text:style-name="P2"/>
      <text:p text:style-name="P2"/>
      <text:p text:style-name="P2"/>
      <text:h text:style-name="Heading_20_2" text:outline-level="2"><text:bookmark-start text:name="__RefHeading__727_533363062"/><text:s text:c="2"/>Участия с доклади на конференции с международно участие<text:bookmark-end text:name="__RefHeading__727_533363062"/></text:h>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4pt"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9</text:page-number> / <text:page-count>87</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29M28S</meta:editing-duration>
    <meta:editing-cycles>310</meta:editing-cycles>
    <meta:generator>LibreOffice/4.4.5.2$MacOSX_X86_64 LibreOffice_project/a22f674fd25a3b6f45bdebf25400ed2adff0ff99</meta:generator>
    <dc:date>2015-10-19T16:07:21.762213000</dc:date>
    <meta:document-statistic meta:table-count="2" meta:image-count="18" meta:object-count="0" meta:page-count="87" meta:paragraph-count="397" meta:word-count="18021" meta:character-count="126499" meta:non-whitespace-character-count="108723"/>
    <meta:user-defined meta:name="Info 1"/>
    <meta:user-defined meta:name="Info 2"/>
    <meta:user-defined meta:name="Info 3"/>
    <meta:user-defined meta:name="Info 4"/>
  </office:meta>
</office:document-meta>
</file>